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MOD([.A1];[.B1])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MOD([.A2];[.B2])" office:value-type="float" office:value="1" calcext:value-type="float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MOD([.A3];[.B3])" office:value-type="float" office:value="2" calcext:value-type="float">
            <text:p>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MOD([.A4];[.B4])"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MOD([.A5];[.B5])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formula="of:=MOD([.A6];[.B6])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MOD([.A7];[.B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MOD([.A8];[.B8])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8:12:48.505000000</meta:creation-date>
    <dc:date>2023-03-28T18:31:57.228000000</dc:date>
    <meta:editing-duration>PT19M9S</meta:editing-duration>
    <meta:editing-cycles>1</meta:editing-cycles>
    <meta:document-statistic meta:table-count="1" meta:cell-count="35" meta:object-count="0"/>
    <meta:generator>LibreOffice/7.5.0.3$Windows_X86_64 LibreOffice_project/c21113d003cd3efa8c53188764377a8272d9d6de</meta:generator>
  </office:meta>
</office:document-meta>
</file>